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mo" svg:font-family="'Liberation Mom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076in" fo:margin-left="0.0451in" table:align="left" style:shadow="none" style:may-break-between-rows="true" table:border-model="collapsing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2.4743in"/>
    </style:style>
    <style:style style:name="Table1.C" style:family="table-column">
      <style:table-column-properties style:column-width="1.5882in"/>
    </style:style>
    <style:style style:name="Table1.D" style:family="table-column">
      <style:table-column-properties style:column-width="2.29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min-row-height="0.4861in" fo:keep-together="auto"/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6639in" table:align="left" style:shadow="none" style:may-break-between-rows="true" table:border-model="collapsing"/>
    </style:style>
    <style:style style:name="Table2.A" style:family="table-column">
      <style:table-column-properties style:column-width="1.2861in"/>
    </style:style>
    <style:style style:name="Table2.B" style:family="table-column">
      <style:table-column-properties style:column-width="1.2868in"/>
    </style:style>
    <style:style style:name="Table2.C" style:family="table-column">
      <style:table-column-properties style:column-width="1.0271in"/>
    </style:style>
    <style:style style:name="Table2.D" style:family="table-column">
      <style:table-column-properties style:column-width="2.063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5417in" table:align="left" style:shadow="none" style:may-break-between-rows="true" table:border-model="collapsing"/>
    </style:style>
    <style:style style:name="Table3.A" style:family="table-column">
      <style:table-column-properties style:column-width="0.662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1.875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8542in" table:align="left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2507in"/>
    </style:style>
    <style:style style:name="Table5.C" style:family="table-column">
      <style:table-column-properties style:column-width="1.8174in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891in" table:align="left"/>
    </style:style>
    <style:style style:name="Table4.A" style:family="table-column">
      <style:table-column-properties style:column-width="0.9104in"/>
    </style:style>
    <style:style style:name="Table4.B" style:family="table-column">
      <style:table-column-properties style:column-width="1.1917in"/>
    </style:style>
    <style:style style:name="Table4.C" style:family="table-column">
      <style:table-column-properties style:column-width="0.7889in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.0993in" table:align="left" style:shadow="none" style:may-break-between-rows="true" table:border-model="collapsing"/>
    </style:style>
    <style:style style:name="Table6.A" style:family="table-column">
      <style:table-column-properties style:column-width="0.5993in"/>
    </style:style>
    <style:style style:name="Table6.B" style:family="table-column">
      <style:table-column-properties style:column-width="0.7549in"/>
    </style:style>
    <style:style style:name="Table6.C" style:family="table-column">
      <style:table-column-properties style:column-width="1.745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7.719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5228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7.3256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e1c4b" officeooo:paragraph-rsid="001e1c4b"/>
    </style:style>
    <style:style style:name="P6" style:family="paragraph" style:parent-style-name="Standard">
      <style:paragraph-properties fo:break-before="page"/>
      <style:text-properties officeooo:rsid="001e1c4b" officeooo:paragraph-rsid="001e1c4b"/>
    </style:style>
    <style:style style:name="P7" style:family="paragraph" style:parent-style-name="Standard">
      <style:text-properties style:font-name="Liberation Sans" officeooo:rsid="001e1c4b" officeooo:paragraph-rsid="001e1c4b"/>
    </style:style>
    <style:style style:name="P8" style:family="paragraph" style:parent-style-name="Standard">
      <style:text-properties style:font-name="Liberation Momo" fo:font-size="9pt" officeooo:rsid="001e1c4b" officeooo:paragraph-rsid="001e1c4b" style:font-size-asian="9pt" style:font-size-complex="9pt"/>
    </style:style>
    <style:style style:name="P9" style:family="paragraph" style:parent-style-name="Subtitle">
      <style:text-properties fo:font-weight="bold" style:font-weight-asian="bold" style:font-weight-complex="bold"/>
    </style:style>
    <style:style style:name="P10" style:family="paragraph" style:parent-style-name="Standard">
      <style:text-properties style:font-name="Liberation Mono" fo:font-size="10pt" style:font-size-asian="10pt" style:font-size-complex="10pt"/>
    </style:style>
    <style:style style:name="P11" style:family="paragraph" style:parent-style-name="Text_20_body">
      <style:text-properties style:font-name="Liberation Mono" fo:font-size="10pt" style:font-size-asian="10pt" style:font-size-complex="10pt"/>
    </style:style>
    <style:style style:name="P12" style:family="paragraph" style:parent-style-name="Heading_20_2">
      <style:paragraph-properties fo:margin-top="0in" fo:margin-bottom="0in" style:contextual-spacing="false"/>
      <style:text-properties officeooo:paragraph-rsid="0023ee27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3ee27"/>
    </style:style>
    <style:style style:name="P14" style:family="paragraph" style:parent-style-name="Standard">
      <style:paragraph-properties fo:text-align="center" style:justify-single-word="false"/>
      <style:text-properties officeooo:paragraph-rsid="003218c9"/>
    </style:style>
    <style:style style:name="P15" style:family="paragraph" style:parent-style-name="Standard">
      <style:text-properties style:font-name="Liberation Sans" fo:font-weight="bold" style:font-weight-asian="bold" style:font-weight-complex="bold"/>
    </style:style>
    <style:style style:name="P16" style:family="paragraph" style:parent-style-name="Standard">
      <style:text-properties style:font-name="Liberation Sans"/>
    </style:style>
    <style:style style:name="P17" style:family="paragraph" style:parent-style-name="Table_20_Contents">
      <style:text-properties style:font-name="Liberation Sans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weight="bold" officeooo:rsid="001e1c4b" officeooo:paragraph-rsid="001e1c4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/>
    </style:style>
    <style:style style:name="P22" style:family="paragraph" style:parent-style-name="Standard">
      <style:paragraph-properties fo:text-align="center" style:justify-single-word="false"/>
      <style:text-properties style:font-name="Liberation Sans" officeooo:rsid="001e1c4b" officeooo:paragraph-rsid="001e1c4b"/>
    </style:style>
    <style:style style:name="P23" style:family="paragraph" style:parent-style-name="Standard">
      <style:paragraph-properties fo:text-align="start" style:justify-single-word="false"/>
      <style:text-properties style:font-name="Liberation Sans" officeooo:rsid="001e1c4b" officeooo:paragraph-rsid="001e1c4b"/>
    </style:style>
    <style:style style:name="P24" style:family="paragraph" style:parent-style-name="Standard">
      <style:text-properties style:font-name="Liberation Sans" officeooo:rsid="001e1c4b" officeooo:paragraph-rsid="002a1425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26" style:family="paragraph" style:parent-style-name="Heading_20_1">
      <style:text-properties style:font-name="Liberation Sans"/>
    </style:style>
    <style:style style:name="P27" style:family="paragraph" style:parent-style-name="Heading_20_2">
      <style:paragraph-properties fo:margin-top="0in" fo:margin-bottom="0in" style:contextual-spacing="false"/>
      <style:text-properties style:font-name="Liberation Sans" officeooo:paragraph-rsid="002bca0c"/>
    </style:style>
    <style:style style:name="P28" style:family="paragraph" style:parent-style-name="Standard">
      <style:text-properties style:font-name="Liberation Sans" officeooo:rsid="001e1c4b" officeooo:paragraph-rsid="0023cb14"/>
    </style:style>
    <style:style style:name="P29" style:family="paragraph" style:parent-style-name="Heading_20_2">
      <style:text-properties style:font-name="Liberation Sans"/>
    </style:style>
    <style:style style:name="P30" style:family="paragraph" style:parent-style-name="Text_20_body">
      <style:text-properties style:font-name="Liberation Sans"/>
    </style:style>
    <style:style style:name="P31" style:family="paragraph" style:parent-style-name="Heading_20_2">
      <style:paragraph-properties fo:margin-top="0in" fo:margin-bottom="0in" style:contextual-spacing="false"/>
    </style:style>
    <style:style style:name="P32" style:family="paragraph" style:parent-style-name="Heading_20_1">
      <style:text-properties style:font-name="Liberation Sans" officeooo:rsid="001e1c4b"/>
    </style:style>
    <style:style style:name="P33" style:family="paragraph" style:parent-style-name="Text_20_body">
      <style:text-properties style:font-name="Liberation Sans" officeooo:rsid="001e1c4b"/>
    </style:style>
    <style:style style:name="P34" style:family="paragraph" style:parent-style-name="Text_20_body">
      <style:text-properties style:font-name="Liberation Sans" officeooo:rsid="001e1c4b" officeooo:paragraph-rsid="002e9f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ee27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2a1425"/>
    </style:style>
    <style:style style:name="T6" style:family="text">
      <style:text-properties officeooo:rsid="002b05c7"/>
    </style:style>
    <style:style style:name="T7" style:family="text">
      <style:text-properties officeooo:rsid="002bca0c"/>
    </style:style>
    <style:style style:name="fr1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Zero-Trust Virtual Data Cent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">Table of Contents</text:p>
          </text:index-title>
          <text:p text:style-name="P2"><text:a xlink:type="simple" xlink:href="#__RefHeading___Toc1_1983718479" office:name="About" text:style-name="Index_20_Link" text:visited-style-name="Index_20_Link">About<text:tab/>3</text:a></text:p>
          <text:p text:style-name="P2"><text:a xlink:type="simple" xlink:href="#__RefHeading___Toc57_1983718479" office:name="Project Objectives" text:style-name="Index_20_Link" text:visited-style-name="Index_20_Link">Project Objectives<text:tab/>3</text:a></text:p>
          <text:p text:style-name="P2"><text:a xlink:type="simple" xlink:href="#__RefHeading___Toc171_1983718479" office:name="Tech Stack" text:style-name="Index_20_Link" text:visited-style-name="Index_20_Link">Tech Stack<text:tab/>3</text:a></text:p>
          <text:p text:style-name="P2"><text:a xlink:type="simple" xlink:href="#__RefHeading___Toc173_1983718479" office:name="Layer 1: Virtualization &amp; Network Foundation" text:style-name="Index_20_Link" text:visited-style-name="Index_20_Link">Layer 1: Virtualization &amp; Network Foundation<text:tab/>3</text:a></text:p>
          <text:p text:style-name="P3"><text:a xlink:type="simple" xlink:href="#__RefHeading___Toc175_1983718479" office:name="Layer 1A: Host System (Rocky Linux)" text:style-name="Index_20_Link" text:visited-style-name="Index_20_Link">Layer 1A: Host System (Rocky Linux)<text:tab/>4</text:a></text:p>
          <text:p text:style-name="P4"><text:a xlink:type="simple" xlink:href="#__RefHeading___Toc177_1983718479" office:name="### System Update &amp; Essential Virtualization Packages" text:style-name="Index_20_Link" text:visited-style-name="Index_20_Link">### System Update &amp; Essential Virtualization Packages<text:tab/>4</text:a></text:p>
          <text:p text:style-name="P4"><text:a xlink:type="simple" xlink:href="#__RefHeading___Toc179_1983718479" office:name="Virtualization Capability &amp; Hypervisor Validation" text:style-name="Index_20_Link" text:visited-style-name="Index_20_Link">Virtualization Capability &amp; Hypervisor Validation<text:tab/>4</text:a></text:p>
          <text:p text:style-name="P4"><text:a xlink:type="simple" xlink:href="#__RefHeading___Toc181_1983718479" office:name="Libvirt Service Enablement" text:style-name="Index_20_Link" text:visited-style-name="Index_20_Link">Libvirt Service Enablement<text:tab/>4</text:a></text:p>
          <text:p text:style-name="P4"><text:a xlink:type="simple" xlink:href="#__RefHeading___Toc183_1983718479" office:name="Host-Level Security Hardening" text:style-name="Index_20_Link" text:visited-style-name="Index_20_Link">Host-Level Security Hardening<text:tab/>4</text:a></text:p>
          <text:p text:style-name="P4"><text:a xlink:type="simple" xlink:href="#__RefHeading___Toc185_1983718479" office:name="User Permissions &amp; Libvirt Access Control" text:style-name="Index_20_Link" text:visited-style-name="Index_20_Link">User Permissions &amp; Libvirt Access Control<text:tab/>4</text:a></text:p>
          <text:p text:style-name="P3"><text:a xlink:type="simple" xlink:href="#__RefHeading___Toc947_3083391142" office:name="Layer 1B: Network Segmentation:" text:style-name="Index_20_Link" text:visited-style-name="Index_20_Link">Layer 1B: Network Segmentation:<text:tab/>5</text:a></text:p>
          <text:p text:style-name="P3"><text:a xlink:type="simple" xlink:href="#__RefHeading___Toc187_1983718479" office:name="Layer 1C : Topology Design" text:style-name="Index_20_Link" text:visited-style-name="Index_20_Link">Layer 1C : Topology Design<text:tab/>5</text:a></text:p>
          <text:p text:style-name="P4"><text:a xlink:type="simple" xlink:href="#__RefHeading___Toc191_1983718479" office:name="Zone-to-Zone Access Matrix (Logical)" text:style-name="Index_20_Link" text:visited-style-name="Index_20_Link">Zone-to-Zone Access Matrix (Logical)<text:tab/>5</text:a></text:p>
          <text:p text:style-name="P2"><text:a xlink:type="simple" xlink:href="#__RefHeading___Toc193_1983718479" office:name="Layer 2: Core Infrastructure Services" text:style-name="Index_20_Link" text:visited-style-name="Index_20_Link">Layer 2: Core Infrastructure Services<text:tab/>6</text:a></text:p>
          <text:p text:style-name="P3"><text:a xlink:type="simple" xlink:href="#__RefHeading___Toc1484_3083391142" office:name="Layer 2A: DNS &amp; DHCP" text:style-name="Index_20_Link" text:visited-style-name="Index_20_Link">Layer 2A: DNS &amp; DHCP<text:tab/>6</text:a></text:p>
          <text:p text:style-name="P3"><text:a xlink:type="simple" xlink:href="#__RefHeading___Toc1486_3083391142" office:name="Layer 2B: Time Sync" text:style-name="Index_20_Link" text:visited-style-name="Index_20_Link">Layer 2B: Time Sync<text:tab/>6</text:a></text:p>
          <text:p text:style-name="P2"><text:a xlink:type="simple" xlink:href="#__RefHeading___Toc195_1983718479" office:name="Layer 3: Identity &amp; Access Management (IAM)" text:style-name="Index_20_Link" text:visited-style-name="Index_20_Link">Layer 3: Identity &amp; Access Management (IAM)<text:tab/>6</text:a></text:p>
          <text:p text:style-name="P3"><text:a xlink:type="simple" xlink:href="#__RefHeading___Toc1488_3083391142" office:name="Layer 3A: FreeIPA Deployment" text:style-name="Index_20_Link" text:visited-style-name="Index_20_Link">Layer 3A: FreeIPA Deployment<text:tab/>6</text:a></text:p>
          <text:p text:style-name="P3"><text:a xlink:type="simple" xlink:href="#__RefHeading___Toc1490_3083391142" office:name="Layer 3B: Access Control" text:style-name="Index_20_Link" text:visited-style-name="Index_20_Link">Layer 3B: Access Control<text:tab/>7</text:a></text:p>
          <text:p text:style-name="P3"><text:a xlink:type="simple" xlink:href="#__RefHeading___Toc1492_3083391142" office:name="Layer 3C: Client Integration" text:style-name="Index_20_Link" text:visited-style-name="Index_20_Link">Layer 3C: Client Integration<text:tab/>7</text:a></text:p>
          <text:p text:style-name="P2"><text:a xlink:type="simple" xlink:href="#__RefHeading___Toc1494_3083391142" office:name="Layer 4: Defensive Security &amp; Traffic Management" text:style-name="Index_20_Link" text:visited-style-name="Index_20_Link">Layer 4: Defensive Security &amp; Traffic Management<text:tab/>7</text:a></text:p>
          <text:p text:style-name="P3"><text:a xlink:type="simple" xlink:href="#__RefHeading___Toc1496_3083391142" office:name="Layer 4A: Edge Security" text:style-name="Index_20_Link" text:visited-style-name="Index_20_Link">Layer 4A: Edge Security<text:tab/>7</text:a></text:p>
          <text:p text:style-name="P3"><text:a xlink:type="simple" xlink:href="#__RefHeading___Toc1498_3083391142" office:name="Layer 4B: Network Security" text:style-name="Index_20_Link" text:visited-style-name="Index_20_Link">Layer 4B: Network Security<text:tab/>7</text:a></text:p>
          <text:p text:style-name="P3"><text:a xlink:type="simple" xlink:href="#__RefHeading___Toc1482_3083391142" office:name="Layer 4C: Secure Entry" text:style-name="Index_20_Link" text:visited-style-name="Index_20_Link">Layer 4C: Secure Entry<text:tab/>7</text:a></text:p>
          <text:p text:style-name="P2"><text:a xlink:type="simple" xlink:href="#__RefHeading___Toc1500_3083391142" office:name="Layer 5: Observability &amp; Incident Response" text:style-name="Index_20_Link" text:visited-style-name="Index_20_Link">Layer 5: Observability &amp; Incident Response<text:tab/>7</text:a></text:p>
          <text:p text:style-name="P2"><text:a xlink:type="simple" xlink:href="#__RefHeading___Toc1502_3083391142" office:name="Layer 5A: Centralized Logging" text:style-name="Index_20_Link" text:visited-style-name="Index_20_Link">Layer 5A: Centralized Logging<text:tab/>7</text:a></text:p>
          <text:p text:style-name="P3"><text:a xlink:type="simple" xlink:href="#__RefHeading___Toc1504_3083391142" office:name="Layer 5B: Health Monitoring" text:style-name="Index_20_Link" text:visited-style-name="Index_20_Link">Layer 5B: Health Monitoring<text:tab/>7</text:a></text:p>
          <text:p text:style-name="P3"><text:a xlink:type="simple" xlink:href="#__RefHeading___Toc1506_3083391142" office:name="Layer 5C: Service Availability" text:style-name="Index_20_Link" text:visited-style-name="Index_20_Link">Layer 5C: Service Availability<text:tab/>7</text:a></text:p>
          <text:p text:style-name="P2"><text:a xlink:type="simple" xlink:href="#__RefHeading___Toc1508_3083391142" office:name="Layer 6: Application &amp; Container Services" text:style-name="Index_20_Link" text:visited-style-name="Index_20_Link">Layer 6: Application &amp; Container Services<text:tab/>8</text:a></text:p>
          <text:p text:style-name="P3"><text:a xlink:type="simple" xlink:href="#__RefHeading___Toc1510_3083391142" office:name="Layer 6A: Service Tier" text:style-name="Index_20_Link" text:visited-style-name="Index_20_Link">Layer 6A: Service Tier<text:tab/>8</text:a></text:p>
          <text:p text:style-name="P3"><text:a xlink:type="simple" xlink:href="#__RefHeading___Toc1512_3083391142" office:name="Layer 6B: Containerization" text:style-name="Index_20_Link" text:visited-style-name="Index_20_Link">Layer 6B: Containerization<text:tab/>8</text:a></text:p>
          <text:p text:style-name="P3"><text:a xlink:type="simple" xlink:href="#__RefHeading___Toc1514_3083391142" office:name="Layer 6C: Secure Storage" text:style-name="Index_20_Link" text:visited-style-name="Index_20_Link">Layer 6C: Secure Storage<text:tab/>8</text:a></text:p>
          <text:p text:style-name="P2"><text:a xlink:type="simple" xlink:href="#__RefHeading___Toc1516_3083391142" office:name="Layer 7: Automation &amp; DevSecOps" text:style-name="Index_20_Link" text:visited-style-name="Index_20_Link">Layer 7: Automation &amp; DevSecOps<text:tab/>8</text:a></text:p>
          <text:p text:style-name="P3"><text:a xlink:type="simple" xlink:href="#__RefHeading___Toc1518_3083391142" office:name="Layer 7A: IaC with Ansible" text:style-name="Index_20_Link" text:visited-style-name="Index_20_Link">Layer 7A: IaC with Ansible<text:tab/>8</text:a></text:p>
          <text:p text:style-name="P3"><text:a xlink:type="simple" xlink:href="#__RefHeading___Toc1520_3083391142" office:name="Layer 7B: GitOps" text:style-name="Index_20_Link" text:visited-style-name="Index_20_Link">Layer 7B: GitOps<text:tab/>8</text:a></text:p>
          <text:p text:style-name="P3"><text:a xlink:type="simple" xlink:href="#__RefHeading___Toc1522_3083391142" office:name="Layer 7C: Backup &amp; Disaster Recovery" text:style-name="Index_20_Link" text:visited-style-name="Index_20_Link">Layer 7C: Backup &amp; Disaster Recovery<text:tab/>8</text:a></text:p>
        </text:index-body>
      </text:table-of-content>
      <text:p text:style-name="P5"/>
      <text:p text:style-name="P6"/>
      <text:p text:style-name="P5"/>
      <text:p text:style-name="P5"/>
      <text:p text:style-name="P5"/>
      <text:p text:style-name="P5"/>
      <text:h text:style-name="Heading_20_1" text:outline-level="1"><text:bookmark-start text:name="__RefHeading___Toc1_1983718479"/>About<text:bookmark-end text:name="__RefHeading___Toc1_1983718479"/></text:h>
      <text:p text:style-name="P7"/>
      <text:p text:style-name="P7">This project demonstrates the architecture and deployment of a hardened, enterprise-grade virtual data center built on KVM/QEMU. It focuses on the **Zero-Trust** security model, centralized identity management, automated configuration, and proactive monitoring.</text:p>
      <text:p text:style-name="P7"/>
      <text:p text:style-name="P8">```text</text:p>
      <text:p text:style-name="P8">├── README.md <text:s text:c="18"/># Main summary, diagrams, and quick look</text:p>
      <text:p text:style-name="P8">├── Documentation/ <text:s text:c="11"/># Detailed PDF and additional documents</text:p>
      <text:p text:style-name="P8">│ <text:s text:c="2"/>└── Project_Report.pdf</text:p>
      <text:p text:style-name="P8">├── Infrastructure/ <text:s text:c="14"/># Ansible playbooks or configurations</text:p>
      <text:p text:style-name="P8">├── Diagrams/ <text:s text:c="21"/># Original Mermaid or Draw.io files</text:p>
      <text:p text:style-name="P8">└── Screenshots/ <text:s text:c="16"/># Images used inside the README</text:p>
      <text:p text:style-name="P8">```</text:p>
      <text:h text:style-name="Heading_20_1" text:outline-level="1"><text:bookmark-start text:name="__RefHeading___Toc57_1983718479"/>Project Objectives<text:bookmark-end text:name="__RefHeading___Toc57_1983718479"/></text:h>
      <text:p text:style-name="P7"><text:span text:style-name="T1">Security Hardening:</text:span> Implementing multi-layer defense mechanisms (IDS/IPS, Firewalls, ACLs).</text:p>
      <text:p text:style-name="P7"><text:span text:style-name="T1">Identity &amp; Access Management (IAM):</text:span> Centralized authentication and granular authorization (RBAC/HBAC).</text:p>
      <text:p text:style-name="P7"><text:span text:style-name="T1">Observability:</text:span> Centralized logging and real-time monitoring for incident response.</text:p>
      <text:p text:style-name="P7"><text:span text:style-name="T1">Infrastructure as Code (IaC):</text:span> Automated deployment and configuration management.</text:p>
      <text:p text:style-name="P7"/>
      <text:p text:style-name="P7"/>
      <text:h text:style-name="Heading_20_1" text:outline-level="1"><text:bookmark-start text:name="__RefHeading___Toc171_1983718479"/>Tech Stack<text:bookmark-end text:name="__RefHeading___Toc171_1983718479"/></text:h>
      <text:p text:style-name="P7"><text:span text:style-name="T1">Virtualization:</text:span> KVM/QEMU, Libvirt, Virt-Manager (on Rocky Linux Host)</text:p>
      <text:p text:style-name="P7"><text:span text:style-name="T1">Identity:</text:span> FreeIPA (LDAP, Kerberos, DNS, PKI)</text:p>
      <text:p text:style-name="P7"><text:span text:style-name="T1">Security:</text:span> pfSense/OPNsense, Suricata (IDS/IPS), Nginx (Reverse Proxy)</text:p>
      <text:p text:style-name="P7"><text:span text:style-name="T1">Monitoring &amp; Logging:</text:span> Prometheus, Grafana, ELK Stack or Graylog</text:p>
      <text:p text:style-name="P7"><text:span text:style-name="T1">Automation &amp; DevSecOps:</text:span> Ansible, Podman (Rootless Containers), Gitea (GitOps)</text:p>
      <text:p text:style-name="P7">BorgBackup / Restic</text:p>
      <text:p text:style-name="P7"/>
      <text:p text:style-name="P9">Infrastructure Roadmap</text:p>
      <text:h text:style-name="Heading_20_1" text:outline-level="1"><text:bookmark-start text:name="__RefHeading___Toc173_1983718479"/>Layer 1: Virtualization &amp; Network Foundation<text:bookmark-end text:name="__RefHeading___Toc173_1983718479"/></text:h>
      <text:p text:style-name="P7"/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175_1983718479"/>Layer 1A: Host System (Rocky Linux) <text:bookmark-end text:name="__RefHeading___Toc175_1983718479"/></text:h>
      <text:h text:style-name="Heading_20_3" text:outline-level="3"><text:bookmark-start text:name="__RefHeading___Toc177_1983718479"/>System Update &amp; Essential Virtualization Packages<text:bookmark-end text:name="__RefHeading___Toc177_1983718479"/></text:h>
      <text:p text:style-name="P10">```bash </text:p>
      <text:p text:style-name="P10"># System update and installation of core virtualization components:<text:line-break/> <text:s/>sudo dnf update -y</text:p>
      <text:p text:style-name="P10"><text:s text:c="2"/>sudo dnf install -y qemu-kvm libvirt virt-install</text:p>
      <text:p text:style-name="P11">```</text:p>
      <text:h text:style-name="Heading_20_3" text:outline-level="3"><text:bookmark-start text:name="__RefHeading___Toc179_1983718479"/>Virtualization Capability &amp; Hypervisor Validation<text:bookmark-end text:name="__RefHeading___Toc179_1983718479"/></text:h>
      <text:p text:style-name="P11">```bash <text:line-break/># CPU virtualization support verification:<text:line-break/> <text:s/>lscpu | grep Virtualization<text:line-break/># KVM kernel module verification: <text:line-break/> <text:s/>lsmod | grep kvm <text:line-break/># Libvirt and host virtualization validation: <text:line-break/> <text:s/>sudo virt-host-validate <text:line-break/>```</text:p>
      <text:h text:style-name="Heading_20_3" text:outline-level="3"><text:bookmark-start text:name="__RefHeading___Toc181_1983718479"/>Libvirt Service Enablement<text:bookmark-end text:name="__RefHeading___Toc181_1983718479"/></text:h>
      <text:p text:style-name="P10">```bash</text:p>
      <text:p text:style-name="P10"># Enable and start libvirt daemon:</text:p>
      <text:p text:style-name="P10">sudo systemctl enable --now libvirtd</text:p>
      <text:p text:style-name="P10">sudo systemctl status libvirtd</text:p>
      <text:p text:style-name="P10">```</text:p>
      <text:h text:style-name="Heading_20_3" text:outline-level="3"><text:bookmark-start text:name="__RefHeading___Toc183_1983718479"/>Host-Level Security Hardening<text:bookmark-end text:name="__RefHeading___Toc183_1983718479"/></text:h>
      <text:p text:style-name="P11">```bash<text:line-break/># SELinux status verification and enforcement: <text:line-break/>getenforce <text:line-break/>sudo setenforce 1 <text:line-break/># Or set SELINUX=enforcing in SELnux configuration file (/etc/selinux/config):<text:line-break/>```</text:p>
      <text:p text:style-name="P11">```yaml <text:line-break/># Edit SSH daemon configuration file (/etc/ssh/sshd_config):<text:line-break/>PermitRootLogin no <text:line-break/>PasswordAuthentication no<text:line-break/>```</text:p>
      <text:p text:style-name="P10">```bash</text:p>
      <text:p text:style-name="P10">sudo systemctl restart sshd # Apply configuration changes</text:p>
      <text:p text:style-name="P10">```</text:p>
      <text:h text:style-name="Heading_20_3" text:outline-level="3"><text:bookmark-start text:name="__RefHeading___Toc185_1983718479"/>User Permissions &amp; Libvirt Access Control<text:bookmark-end text:name="__RefHeading___Toc185_1983718479"/></text:h>
      <text:p text:style-name="P7"/>
      <text:p text:style-name="P7"/>
      <text:p text:style-name="P10"><text:soft-page-break/>```bash <text:line-break/> <text:s/>sudo usermod -aG libvirt $(whoami) # Add current user to libvirt group. Re-login required<text:line-break/> <text:s/>virsh list --all # Libvirt access verification:</text:p>
      <text:p text:style-name="P10"><text:s text:c="2"/>Id <text:s text:c="2"/>Name <text:s text:c="2"/>State <text:s text:c="5"/># Expected output format:</text:p>
      <text:p text:style-name="P10"><text:s text:c="2"/>--------------------</text:p>
      <text:p text:style-name="P10">```</text:p>
      <text:p text:style-name="P7"/>
      <text:h text:style-name="P12" text:outline-level="2"><text:bookmark-start text:name="__RefHeading___Toc947_3083391142"/><text:span text:style-name="T2">Layer </text:span>1B: Network Segmentation<text:bookmark-end text:name="__RefHeading___Toc947_3083391142"/></text:h>
      <text:p text:style-name="P13"/>
      <text:p text:style-name="Standard"/>
      <text:p text:style-name="P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4">I<text:span text:style-name="T3">solation of MGMT, LAN, and DMZ zones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Network Zone </text:p>
          </table:table-cell>
          <table:table-cell table:style-name="Table1.A2" office:value-type="string">
            <text:p text:style-name="P15">Purpose </text:p>
          </table:table-cell>
          <table:table-cell table:style-name="Table1.A2" office:value-type="string">
            <text:p text:style-name="P15"><text:s text:c="2"/></text:p>
          </table:table-cell>
          <table:table-cell table:style-name="Table1.A1" office:value-type="string">
            <text:p text:style-name="P15">Security Policy </text:p>
          </table:table-cell>
        </table:table-row>
        <table:table-row table:style-name="Table1.1">
          <table:table-cell table:style-name="Table1.A3" office:value-type="string">
            <text:p text:style-name="P16">MGMT</text:p>
            <text:p text:style-name="P16">10.0.10.0/24</text:p>
          </table:table-cell>
          <table:table-cell table:style-name="Table1.B3" office:value-type="string">
            <text:p text:style-name="P16">Core Infrastructure </text:p>
          </table:table-cell>
          <table:table-cell table:style-name="Table1.C3" office:value-type="string">
            <text:p text:style-name="P16">FreeIPA, DNS, DHCP, Ansible</text:p>
          </table:table-cell>
          <table:table-cell table:style-name="Table1.D3" office:value-type="string">
            <text:p text:style-name="P16">Restricted: Only Admin access allowed </text:p>
          </table:table-cell>
        </table:table-row>
        <table:table-row table:style-name="Table1.1">
          <table:table-cell table:style-name="Table1.A3" office:value-type="string">
            <text:p text:style-name="P16">LAN (Corp)</text:p>
            <text:p text:style-name="P16">10.0.20.0/24</text:p>
          </table:table-cell>
          <table:table-cell table:style-name="Table1.B4" office:value-type="string">
            <text:p text:style-name="P16">Corporate Workstations </text:p>
          </table:table-cell>
          <table:table-cell table:style-name="Table1.C4" office:value-type="string">
            <text:p text:style-name="P16">Fedora / Ubuntu</text:p>
          </table:table-cell>
          <table:table-cell table:style-name="Table1.D4" office:value-type="string">
            <text:p text:style-name="P16">Internal: Authorized employees only </text:p>
          </table:table-cell>
        </table:table-row>
        <table:table-row table:style-name="Table1.1">
          <table:table-cell table:style-name="Table1.A3" office:value-type="string">
            <text:p text:style-name="P16">DMZ (Frontend)</text:p>
            <text:p text:style-name="P16">10.0.30.0/24</text:p>
          </table:table-cell>
          <table:table-cell table:style-name="Table1.B5" office:value-type="string">
            <text:p text:style-name="P16">Customer Web Apps &amp; Reverse Proxies </text:p>
          </table:table-cell>
          <table:table-cell table:style-name="Table1.C5" office:value-type="string">
            <text:p text:style-name="P16">Nginx/HAProxy</text:p>
          </table:table-cell>
          <table:table-cell table:style-name="Table1.D5" office:value-type="string">
            <text:p text:style-name="P16">Untrusted: Exposed to public traffic </text:p>
          </table:table-cell>
        </table:table-row>
        <table:table-row table:style-name="Table1.1">
          <table:table-cell table:style-name="Table1.A3" office:value-type="string">
            <text:p text:style-name="P16">APP (Logic)</text:p>
            <text:p text:style-name="P16">10.0.40.0/24</text:p>
          </table:table-cell>
          <table:table-cell table:style-name="Table1.B6" office:value-type="string">
            <text:p text:style-name="P16">Application Logic &amp; K8s Nodes <text:s/></text:p>
          </table:table-cell>
          <table:table-cell table:style-name="Table1.C6" office:value-type="string">
            <text:p text:style-name="P16">K8s Nodes, API</text:p>
          </table:table-cell>
          <table:table-cell table:style-name="Table1.D6" office:value-type="string">
            <text:p text:style-name="P17">Restricted: Only DMZ requests and DB access permitted</text:p>
          </table:table-cell>
        </table:table-row>
        <table:table-row table:style-name="Table1.1">
          <table:table-cell table:style-name="Table1.A3" office:value-type="string">
            <text:p text:style-name="P16">DB (Backend)</text:p>
            <text:p text:style-name="P16">10.0.50.0/24</text:p>
          </table:table-cell>
          <table:table-cell table:style-name="Table1.B7" office:value-type="string">
            <text:p text:style-name="P16">Databases </text:p>
          </table:table-cell>
          <table:table-cell table:style-name="Table1.C7" office:value-type="string">
            <text:p text:style-name="P16">(MariaDB / PostgreSQL)</text:p>
          </table:table-cell>
          <table:table-cell table:style-name="Table1.D7" office:value-type="string">
            <text:p text:style-name="P16">Critical: No direct internet access</text:p>
          </table:table-cell>
        </table:table-row>
        <table:table-row table:style-name="Table1.1">
          <table:table-cell table:style-name="Table1.A3" office:value-type="string">
            <text:p text:style-name="P16">SEC (Ops) 10.0.60.0/24</text:p>
          </table:table-cell>
          <table:table-cell table:style-name="Table1.B8" office:value-type="string">
            <text:p text:style-name="P16">IDS/IPS &amp; Logging</text:p>
            <text:p text:style-name="P16"><text:s/>Monitoring &amp; Visualization </text:p>
          </table:table-cell>
          <table:table-cell table:style-name="Table1.C8" office:value-type="string">
            <text:p text:style-name="P16">Suricata / ELK <text:s/>Prometheus / Grafana</text:p>
          </table:table-cell>
          <table:table-cell table:style-name="Table1.D8" office:value-type="string">
            <text:p text:style-name="P17">Collects logs from all zones. Span Port access</text:p>
          </table:table-cell>
        </table:table-row>
        <table:table-row table:style-name="Table1.9">
          <table:table-cell table:style-name="Table1.A3" office:value-type="string">
            <text:p text:style-name="P16">GUEST</text:p>
            <text:p text:style-name="P16">10.0.70.0/24</text:p>
          </table:table-cell>
          <table:table-cell table:style-name="Table1.B9" office:value-type="string">
            <text:p text:style-name="P16">Unauthenticated Visitor Access <text:s/></text:p>
          </table:table-cell>
          <table:table-cell table:style-name="Table1.C9" office:value-type="string">
            <text:p text:style-name="P17">Isolated Devices</text:p>
          </table:table-cell>
          <table:table-cell table:style-name="Table1.D9" office:value-type="string">
            <text:p text:style-name="P17">Internet access only. No access to internal zones.</text:p>
          </table:table-cell>
        </table:table-row>
      </table:table>
      <text:p text:style-name="P7"/>
      <text:h text:style-name="Heading_20_2" text:outline-level="2"><text:bookmark-start text:name="__RefHeading___Toc187_1983718479"/>Layer 1C : Topology Design<text:bookmark-end text:name="__RefHeading___Toc187_1983718479"/></text:h>
      <text:p text:style-name="P7">Default rule: <text:span text:style-name="T1">DENY ALL – ALLOW explicitly per service, port, and direction</text:span></text:p>
      <text:p text:style-name="P7"/>
      <text:h text:style-name="Heading_20_3" text:outline-level="3"><text:bookmark-start text:name="__RefHeading___Toc191_1983718479"/>Zone-to-Zone Access Matrix (Logical)<text:bookmark-end text:name="__RefHeading___Toc191_1983718479"/></text:h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8">Infrastructure Services (MGMT as Provider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Source Zone</text:p>
          </table:table-cell>
          <table:table-cell table:style-name="Table2.A2" office:value-type="string">
            <text:p text:style-name="P19">Destination</text:p>
          </table:table-cell>
          <table:table-cell table:style-name="Table2.A2" office:value-type="string">
            <text:p text:style-name="P19">Service </text:p>
          </table:table-cell>
          <table:table-cell table:style-name="Table2.D2" office:value-type="string">
            <text:p text:style-name="P19">Protocol / Port</text:p>
          </table:table-cell>
        </table:table-row>
        <table:table-row table:style-name="Table2.1">
          <table:table-cell table:style-name="Table2.A2" office:value-type="string">
            <text:p text:style-name="P16">ALL Zones</text:p>
          </table:table-cell>
          <table:table-cell table:style-name="Table2.A2" office:value-type="string">
            <text:p text:style-name="P16">MGMT </text:p>
          </table:table-cell>
          <table:table-cell table:style-name="Table2.A2" office:value-type="string">
            <text:p text:style-name="P16">DHCP </text:p>
          </table:table-cell>
          <table:table-cell table:style-name="Table2.D2" office:value-type="string">
            <text:p text:style-name="P16">UDP 67/68</text:p>
          </table:table-cell>
        </table:table-row>
        <table:table-row table:style-name="Table2.1">
          <table:table-cell table:style-name="Table2.A2" office:value-type="string">
            <text:p text:style-name="P16">ALL Zones</text:p>
          </table:table-cell>
          <table:table-cell table:style-name="Table2.A2" office:value-type="string">
            <text:p text:style-name="P16">MGMT <text:s/></text:p>
          </table:table-cell>
          <table:table-cell table:style-name="Table2.A2" office:value-type="string">
            <text:p text:style-name="P16">DNS </text:p>
          </table:table-cell>
          <table:table-cell table:style-name="Table2.D2" office:value-type="string">
            <text:p text:style-name="P16">TCP/UDP 53</text:p>
          </table:table-cell>
        </table:table-row>
        <table:table-row table:style-name="Table2.1">
          <table:table-cell table:style-name="Table2.A2" office:value-type="string">
            <text:p text:style-name="P16">LAN, APP, SEC</text:p>
          </table:table-cell>
          <table:table-cell table:style-name="Table2.A2" office:value-type="string">
            <text:p text:style-name="P16">MGMT</text:p>
          </table:table-cell>
          <table:table-cell table:style-name="Table2.A2" office:value-type="string">
            <text:p text:style-name="P16">FreeIPA <text:s/></text:p>
          </table:table-cell>
          <table:table-cell table:style-name="Table2.D2" office:value-type="string">
            <text:p text:style-name="P16">TCP/UDP 389, 636, 88, 464</text:p>
          </table:table-cell>
        </table:table-row>
        <table:table-row table:style-name="Table2.1">
          <table:table-cell table:style-name="Table2.A2" office:value-type="string">
            <text:p text:style-name="P16">MGMT</text:p>
          </table:table-cell>
          <table:table-cell table:style-name="Table2.A2" office:value-type="string">
            <text:p text:style-name="P16">ANY</text:p>
          </table:table-cell>
          <table:table-cell table:style-name="Table2.A2" office:value-type="string">
            <text:p text:style-name="P16">DENY </text:p>
          </table:table-cell>
          <table:table-cell table:style-name="Table2.D2" office:value-type="string">
            <text:p text:style-name="P17"/>
          </table:table-cell>
        </table:table-row>
      </table:table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/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0">Application and Data Flow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9">Source </text:p>
          </table:table-cell>
          <table:table-cell table:style-name="Table3.A2" office:value-type="string">
            <text:p text:style-name="P19">Destination </text:p>
          </table:table-cell>
          <table:table-cell table:style-name="Table3.A1" office:value-type="string">
            <text:p text:style-name="P19"><text:s text:c="2"/>Service <text:s text:c="2"/></text:p>
          </table:table-cell>
        </table:table-row>
        <table:table-row table:style-name="Table3.1">
          <table:table-cell table:style-name="Table3.A3" office:value-type="string">
            <text:p text:style-name="P21"><text:s/>LAN </text:p>
          </table:table-cell>
          <table:table-cell table:style-name="Table3.A3" office:value-type="string">
            <text:p text:style-name="P21">DMZ <text:s/></text:p>
          </table:table-cell>
          <table:table-cell table:style-name="Table3.C3" office:value-type="string">
            <text:p text:style-name="P21">HTTP / HTTPS <text:s/></text:p>
          </table:table-cell>
        </table:table-row>
        <table:table-row table:style-name="Table3.1">
          <table:table-cell table:style-name="Table3.A3" office:value-type="string">
            <text:p text:style-name="P21"><text:s/>DMZ </text:p>
          </table:table-cell>
          <table:table-cell table:style-name="Table3.A3" office:value-type="string">
            <text:p text:style-name="P21"><text:s/>APP</text:p>
          </table:table-cell>
          <table:table-cell table:style-name="Table3.C3" office:value-type="string">
            <text:p text:style-name="P21">Application-specific port</text:p>
          </table:table-cell>
        </table:table-row>
        <table:table-row table:style-name="Table3.1">
          <table:table-cell table:style-name="Table3.A3" office:value-type="string">
            <text:p text:style-name="P21"><text:s/>APP </text:p>
          </table:table-cell>
          <table:table-cell table:style-name="Table3.A3" office:value-type="string">
            <text:p text:style-name="P21"><text:s/>DB </text:p>
          </table:table-cell>
          <table:table-cell table:style-name="Table3.C3" office:value-type="string">
            <text:p text:style-name="P21">Database ports onl&lt;</text:p>
          </table:table-cell>
        </table:table-row>
        <table:table-row table:style-name="Table3.1">
          <table:table-cell table:style-name="Table3.A2" office:value-type="string">
            <text:p text:style-name="P16">ANY </text:p>
          </table:table-cell>
          <table:table-cell table:style-name="Table3.A2" office:value-type="string">
            <text:p text:style-name="P16">DB (direct)</text:p>
          </table:table-cell>
          <table:table-cell table:style-name="Table3.A1" office:value-type="string">
            <text:p text:style-name="P16">DENY </text:p>
          </table:table-cell>
        </table:table-row>
      </table:table>
      <text:p text:style-name="P7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22"><text:s/><text:span text:style-name="T1">Security and Observability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3">Source </text:p>
          </table:table-cell>
          <table:table-cell table:style-name="Table5.A2" office:value-type="string">
            <text:p text:style-name="P23">Destination </text:p>
          </table:table-cell>
          <table:table-cell table:style-name="Table5.C2" office:value-type="string">
            <text:p text:style-name="P23">Service</text:p>
          </table:table-cell>
        </table:table-row>
        <table:table-row>
          <table:table-cell table:style-name="Table5.A2" office:value-type="string">
            <text:p text:style-name="P23">SEC</text:p>
          </table:table-cell>
          <table:table-cell table:style-name="Table5.A2" office:value-type="string">
            <text:p text:style-name="P23">AL<text:span text:style-name="T5">L</text:span></text:p>
          </table:table-cell>
          <table:table-cell table:style-name="Table5.C2" office:value-type="string">
            <text:p text:style-name="P23"><text:span text:style-name="T6">M</text:span>etrics / Log collection</text:p>
          </table:table-cell>
        </table:table-row>
        <table:table-row>
          <table:table-cell table:style-name="Table5.A2" office:value-type="string">
            <text:p text:style-name="P23"><text:s/>ALL</text:p>
          </table:table-cell>
          <table:table-cell table:style-name="Table5.A2" office:value-type="string">
            <text:p text:style-name="P23">SEC </text:p>
          </table:table-cell>
          <table:table-cell table:style-name="Table5.C2" office:value-type="string">
            <text:p text:style-name="P23">Log shipping </text:p>
          </table:table-cell>
        </table:table-row>
      </table:table>
      <text:p text:style-name="P24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20">Guest Isolation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7">Source </text:p>
          </table:table-cell>
          <table:table-cell table:style-name="Table4.A2" office:value-type="string">
            <text:p text:style-name="P7">Destination </text:p>
          </table:table-cell>
          <table:table-cell table:style-name="Table4.C2" office:value-type="string">
            <text:p text:style-name="P7">Policy </text:p>
          </table:table-cell>
        </table:table-row>
        <table:table-row>
          <table:table-cell table:style-name="Table4.A2" office:value-type="string">
            <text:p text:style-name="P7">GUEST </text:p>
          </table:table-cell>
          <table:table-cell table:style-name="Table4.A2" office:value-type="string">
            <text:p text:style-name="P7">Internet</text:p>
          </table:table-cell>
          <table:table-cell table:style-name="Table4.C2" office:value-type="string">
            <text:p text:style-name="P7">ALLOW</text:p>
          </table:table-cell>
        </table:table-row>
        <table:table-row>
          <table:table-cell table:style-name="Table4.A2" office:value-type="string">
            <text:p text:style-name="P7">GUEST </text:p>
          </table:table-cell>
          <table:table-cell table:style-name="Table4.A2" office:value-type="string">
            <text:p text:style-name="P7">nternal Zones </text:p>
          </table:table-cell>
          <table:table-cell table:style-name="Table4.C2" office:value-type="string">
            <text:p text:style-name="P7">DENY </text:p>
          </table:table-cell>
        </table:table-row>
      </table:table>
      <text:p text:style-name="P7"/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25">Explicit Zero-Trust Deny Rules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6">ANY</text:p>
          </table:table-cell>
          <table:table-cell table:style-name="Table6.A2" office:value-type="string">
            <text:p text:style-name="P16">MGMT</text:p>
          </table:table-cell>
          <table:table-cell table:style-name="Table6.C2" office:value-type="string">
            <text:p text:style-name="P16"><text:s/>DENY <text:s/>Exception: ---</text:p>
          </table:table-cell>
        </table:table-row>
        <table:table-row table:style-name="Table6.1">
          <table:table-cell table:style-name="Table6.A2" office:value-type="string">
            <text:p text:style-name="P16">ANY</text:p>
          </table:table-cell>
          <table:table-cell table:style-name="Table6.A2" office:value-type="string">
            <text:p text:style-name="P16">DB</text:p>
          </table:table-cell>
          <table:table-cell table:style-name="Table6.C2" office:value-type="string">
            <text:p text:style-name="P16">DENY</text:p>
          </table:table-cell>
        </table:table-row>
        <table:table-row table:style-name="Table6.1">
          <table:table-cell table:style-name="Table6.A2" office:value-type="string">
            <text:p text:style-name="P16">DMZ </text:p>
          </table:table-cell>
          <table:table-cell table:style-name="Table6.A2" office:value-type="string">
            <text:p text:style-name="P16">MGMT</text:p>
          </table:table-cell>
          <table:table-cell table:style-name="Table6.C2" office:value-type="string">
            <text:p text:style-name="P16">DENY Exception: ---</text:p>
          </table:table-cell>
        </table:table-row>
      </table:table>
      <text:p text:style-name="P7"/>
      <text:h text:style-name="P26" text:outline-level="1"><text:bookmark-start text:name="__RefHeading___Toc193_1983718479"/>Layer 2: Core Infrastructure Services<text:bookmark-end text:name="__RefHeading___Toc193_1983718479"/></text:h>
      <text:h text:style-name="P27" text:outline-level="2"><text:bookmark-start text:name="__RefHeading___Toc1484_3083391142"/><text:span text:style-name="T7">Layer </text:span>2A: DNS &amp; DHCP<text:bookmark-end text:name="__RefHeading___Toc1484_3083391142"/></text:h>
      <text:p text:style-name="P28">Internal name resolution (Bind9) and dynamic addressing (Kea DHCP).</text:p>
      <text:h text:style-name="P29" text:outline-level="2"><text:bookmark-start text:name="__RefHeading___Toc1486_3083391142"/><text:span text:style-name="T7">Layer </text:span>2B: Time Sync<text:bookmark-end text:name="__RefHeading___Toc1486_3083391142"/></text:h>
      <text:p text:style-name="P28">NTP strategy for log consistency across the domain.</text:p>
      <text:p text:style-name="P7"/>
      <text:h text:style-name="P26" text:outline-level="1"><text:bookmark-start text:name="__RefHeading___Toc195_1983718479"/><text:soft-page-break/>Layer 3: Identity &amp; Access Management (IAM)<text:bookmark-end text:name="__RefHeading___Toc195_1983718479"/></text:h>
      <text:h text:style-name="P29" text:outline-level="2"><text:bookmark-start text:name="__RefHeading___Toc1488_3083391142"/>Layer 3A: FreeIPA Deployment <text:bookmark-end text:name="__RefHeading___Toc1488_3083391142"/></text:h>
      <text:p text:style-name="P30">Centralized Auth, Kerberos, and Internal Certificate Authority.</text:p>
      <text:h text:style-name="P29" text:outline-level="2"><text:bookmark-start text:name="__RefHeading___Toc1490_3083391142"/>Layer 3B: Access Control<text:bookmark-end text:name="__RefHeading___Toc1490_3083391142"/></text:h>
      <text:p text:style-name="P30">Implementing HBAC (Host-Based Access Control) and Sudo rules.</text:p>
      <text:h text:style-name="P29" text:outline-level="2"><text:bookmark-start text:name="__RefHeading___Toc1492_3083391142"/>Layer 3C: Client Integration<text:bookmark-end text:name="__RefHeading___Toc1492_3083391142"/></text:h>
      <text:p text:style-name="P30">Joining Fedora Workstations and Ubuntu Servers to the domain.</text:p>
      <text:p text:style-name="P30"/>
      <text:p text:style-name="P30"/>
      <text:h text:style-name="P26" text:outline-level="1"><text:bookmark-start text:name="__RefHeading___Toc1494_3083391142"/>Layer 4: Defensive Security &amp; Traffic Management<text:bookmark-end text:name="__RefHeading___Toc1494_3083391142"/></text:h>
      <text:h text:style-name="P29" text:outline-level="2"><text:bookmark-start text:name="__RefHeading___Toc1496_3083391142"/>Layer 4A: Edge Security <text:bookmark-end text:name="__RefHeading___Toc1496_3083391142"/></text:h>
      <text:p text:style-name="P30">Firewall ACLs, NAT, and inter-VLAN routing policies.</text:p>
      <text:h text:style-name="P29" text:outline-level="2"><text:bookmark-start text:name="__RefHeading___Toc1498_3083391142"/>Layer 4B: Network Security <text:bookmark-end text:name="__RefHeading___Toc1498_3083391142"/></text:h>
      <text:p text:style-name="P30">IDS/IPS (Suricata) implementation for threat detection.</text:p>
      <text:p text:style-name="P30"><draw:frame draw:style-name="fr1" draw:name="Frame1" text:anchor-type="as-char" draw:z-index="0"><draw:text-box fo:min-height="0.0161in" fo:min-width="0.0161in"><text:h text:style-name="P31" text:outline-level="2"><text:bookmark-start text:name="__RefHeading___Toc1482_3083391142"/>Layer 4C: Secure Entry<text:bookmark-end text:name="__RefHeading___Toc1482_3083391142"/></text:h></draw:text-box></draw:frame><text:s/></text:p>
      <text:p text:style-name="P30">Reverse Proxy with TLS termination and VPN access.</text:p>
      <text:h text:style-name="P32" text:outline-level="1"/>
      <text:p text:style-name="P33"/>
      <text:h text:style-name="P26" text:outline-level="1"><text:bookmark-start text:name="__RefHeading___Toc1500_3083391142"/>Layer 5: Observability &amp; Incident Response<text:bookmark-end text:name="__RefHeading___Toc1500_3083391142"/></text:h>
      <text:p text:style-name="P33"/>
      <text:h text:style-name="P26" text:outline-level="1"><text:bookmark-start text:name="__RefHeading___Toc1502_3083391142"/>Layer 5A: Centralized Logging<text:bookmark-end text:name="__RefHeading___Toc1502_3083391142"/></text:h>
      <text:p text:style-name="P33">Auditing authentication, sudo, and system logs.</text:p>
      <text:p text:style-name="P33"/>
      <text:h text:style-name="P29" text:outline-level="2"><text:bookmark-start text:name="__RefHeading___Toc1504_3083391142"/>Layer 5B: Health Monitoring <text:bookmark-end text:name="__RefHeading___Toc1504_3083391142"/></text:h>
      <text:p text:style-name="P33">Real-time metrics and alerting for infrastructure health.</text:p>
      <text:h text:style-name="P29" text:outline-level="2"><text:bookmark-start text:name="__RefHeading___Toc1506_3083391142"/><text:soft-page-break/>Layer 5C: Service Availability <text:bookmark-end text:name="__RefHeading___Toc1506_3083391142"/></text:h>
      <text:p text:style-name="P34">Uptime tracking for critical business services.</text:p>
      <text:p text:style-name="P33"/>
      <text:h text:style-name="P26" text:outline-level="1"><text:bookmark-start text:name="__RefHeading___Toc1508_3083391142"/>Layer 6: Application &amp; Container Services<text:bookmark-end text:name="__RefHeading___Toc1508_3083391142"/></text:h>
      <text:p text:style-name="P33"/>
      <text:h text:style-name="P29" text:outline-level="2"><text:bookmark-start text:name="__RefHeading___Toc1510_3083391142"/>Layer 6A: Service Tier <text:bookmark-end text:name="__RefHeading___Toc1510_3083391142"/></text:h>
      <text:p text:style-name="P33">Hardened Web (Nginx) and Database (MariaDB/PostgreSQL) servers.</text:p>
      <text:p text:style-name="P33"/>
      <text:h text:style-name="P29" text:outline-level="2"><text:bookmark-start text:name="__RefHeading___Toc1512_3083391142"/>Layer 6B: Containerization<text:bookmark-end text:name="__RefHeading___Toc1512_3083391142"/></text:h>
      <text:p text:style-name="P33">Rootless Podman scenarios for microservices.</text:p>
      <text:p text:style-name="P33"/>
      <text:h text:style-name="P29" text:outline-level="2"><text:bookmark-start text:name="__RefHeading___Toc1514_3083391142"/>Layer 6C: Secure Storage <text:bookmark-end text:name="__RefHeading___Toc1514_3083391142"/></text:h>
      <text:p text:style-name="P34">Encrypted file sharing and data persistence.</text:p>
      <text:p text:style-name="P33"/>
      <text:h text:style-name="P26" text:outline-level="1"><text:bookmark-start text:name="__RefHeading___Toc1516_3083391142"/>Layer 7: Automation &amp; DevSecOps<text:bookmark-end text:name="__RefHeading___Toc1516_3083391142"/></text:h>
      <text:p text:style-name="P33"/>
      <text:h text:style-name="P29" text:outline-level="2"><text:bookmark-start text:name="__RefHeading___Toc1518_3083391142"/>Layer 7A: IaC with Ansible<text:bookmark-end text:name="__RefHeading___Toc1518_3083391142"/></text:h>
      <text:p text:style-name="P34">Automated hardening and configuration playbooks.</text:p>
      <text:h text:style-name="P29" text:outline-level="2"><text:bookmark-start text:name="__RefHeading___Toc1520_3083391142"/>Layer 7B: GitOps <text:bookmark-end text:name="__RefHeading___Toc1520_3083391142"/></text:h>
      <text:p text:style-name="P33">Version control for all configuration files via Gitea.</text:p>
      <text:p text:style-name="P33"/>
      <text:h text:style-name="P29" text:outline-level="2"><text:bookmark-start text:name="__RefHeading___Toc1522_3083391142"/>Layer 7C: Backup &amp; Disaster Recovery <text:bookmark-end text:name="__RefHeading___Toc1522_3083391142"/></text:h>
      <text:p text:style-name="P33">Snapshot policies and off-site backup simulation.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mo" svg:font-family="'Liberation Mom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top="0in" fo:margin-bottom="0.0972in" style:contextual-spacing="false" fo:line-height="115%" style:page-number="auto" fo:background-color="transparent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7201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7.5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7.326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in" fo:margin-bottom="0in" style:contextual-spacing="false" fo:background-color="#dddddd"/>
      <style:text-properties style:use-window-font-color="true" loext:opacity="0%"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902in" fo:margin-bottom="0.4098in" fo:margin-left="0.45in" fo:margin-right="0.3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9:12:24.991259780</meta:creation-date>
    <dc:date>2026-01-02T01:01:37.976756486</dc:date>
    <meta:editing-duration>PT50M31S</meta:editing-duration>
    <meta:editing-cycles>10</meta:editing-cycles>
    <meta:generator>LibreOffice/25.8.4.2$Linux_X86_64 LibreOffice_project/290daaa01b999472f0c7a3890eb6a550fd74c6df</meta:generator>
    <meta:document-statistic meta:table-count="6" meta:image-count="0" meta:object-count="0" meta:page-count="8" meta:paragraph-count="238" meta:word-count="1022" meta:character-count="7182" meta:non-whitespace-character-count="6199"/>
  </office:meta>
</office:document-meta>
</file>